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f82" officeooo:paragraph-rsid="0003df82"/>
    </style:style>
    <style:style style:name="P2" style:family="paragraph" style:parent-style-name="Standard">
      <style:text-properties officeooo:rsid="0004ff35" officeooo:paragraph-rsid="0004ff35"/>
    </style:style>
    <style:style style:name="P3" style:family="paragraph" style:parent-style-name="Standard">
      <style:text-properties officeooo:rsid="0004ff35" officeooo:paragraph-rsid="00063e81"/>
    </style:style>
    <style:style style:name="P4" style:family="paragraph" style:parent-style-name="Standard">
      <style:text-properties officeooo:rsid="00063e81" officeooo:paragraph-rsid="00063e81"/>
    </style:style>
    <style:style style:name="P5" style:family="paragraph" style:parent-style-name="Standard">
      <style:text-properties officeooo:paragraph-rsid="000828ee"/>
    </style:style>
    <style:style style:name="P6" style:family="paragraph" style:parent-style-name="Standard">
      <style:text-properties officeooo:rsid="00087068" officeooo:paragraph-rsid="00087068"/>
    </style:style>
    <style:style style:name="P7" style:family="paragraph" style:parent-style-name="Standard">
      <style:text-properties officeooo:rsid="000a4005" officeooo:paragraph-rsid="000a4005"/>
    </style:style>
    <style:style style:name="P8" style:family="paragraph" style:parent-style-name="Standard">
      <style:text-properties officeooo:rsid="000ecde9" officeooo:paragraph-rsid="000ecde9"/>
    </style:style>
    <style:style style:name="P9" style:family="paragraph" style:parent-style-name="Standard">
      <style:text-properties officeooo:rsid="000ff163" officeooo:paragraph-rsid="000ff163"/>
    </style:style>
    <style:style style:name="P10" style:family="paragraph" style:parent-style-name="Standard">
      <style:text-properties officeooo:rsid="000ff163" officeooo:paragraph-rsid="000ff163"/>
    </style:style>
    <style:style style:name="P11" style:family="paragraph" style:parent-style-name="Standard">
      <style:text-properties officeooo:rsid="0011be97" officeooo:paragraph-rsid="0011be97"/>
    </style:style>
    <style:style style:name="P12" style:family="paragraph" style:parent-style-name="Standard">
      <style:text-properties officeooo:rsid="000a4005" officeooo:paragraph-rsid="000a4005"/>
    </style:style>
    <style:style style:name="P13" style:family="paragraph" style:parent-style-name="Standard">
      <style:text-properties officeooo:rsid="000a4005" officeooo:paragraph-rsid="001468d9"/>
    </style:style>
    <style:style style:name="P14" style:family="paragraph" style:parent-style-name="Standard">
      <style:text-properties officeooo:rsid="00120cd5" officeooo:paragraph-rsid="00120cd5"/>
    </style:style>
    <style:style style:name="T1" style:family="text">
      <style:text-properties officeooo:rsid="0004ff35"/>
    </style:style>
    <style:style style:name="T2" style:family="text">
      <style:text-properties officeooo:rsid="00063e81"/>
    </style:style>
    <style:style style:name="T3" style:family="text">
      <style:text-properties officeooo:rsid="000828ee"/>
    </style:style>
    <style:style style:name="T4" style:family="text">
      <style:text-properties officeooo:rsid="000bf87c"/>
    </style:style>
    <style:style style:name="T5" style:family="text">
      <style:text-properties officeooo:rsid="000d0f4b"/>
    </style:style>
    <style:style style:name="T6" style:family="text">
      <style:text-properties officeooo:rsid="00116e6e"/>
    </style:style>
    <style:style style:name="T7" style:family="text">
      <style:text-properties officeooo:rsid="001334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3.</text:p>
      <text:p text:style-name="P1">Stwórzmy słownik<text:span text:style-name="T1"> D</text:span>, w którym kluczem będzie słowo unormowane ortograficznie, tzn, wszystkie polskie znaki zostaną zmienione na jednoliterowe odpowiedniki, np. rz -&gt; z; ó -&gt; u, ą - a itd.</text:p>
      <text:p text:style-name="P1">Każdy klucz wskazuje na nowy słownik słów, którym odpowiada aktualnu unormowany klucz. Np "morze" ma klucz "moze", który wskazuje na "może" oraz "morze".<text:span text:style-name="T2"> Każde z tych słów przechowuje ilość swoich wystąpień w korpusie.</text:span></text:p>
      <text:p text:style-name="P1">Stanami w tym zadaniu będą prawdziwe słowa, a obserwacjami kolejne podane (potencjalnie zle) wyrazy. <text:s/></text:p>
      <text:p text:style-name="P2">Tablica przejsc ma postać:</text:p>
      <text:p text:style-name="P2">$a_{ij}$ = $P(j | i)$, gdzie P wyliczamy z korpusu statystykami bigramowymi</text:p>
      <text:p text:style-name="P2">Rozkładem emisji będzie:</text:p>
      <text:p text:style-name="P2">b_{ik}$ = P(i | k), gdzie P wyliczamy na podstawie ilości wystąpień stanu <text:span text:style-name="T2">"</text:span>i<text:span text:style-name="T2">"</text:span> w słowniku<text:span text:style-name="T2"> D</text:span> o kluczu unormowane_k. </text:p>
      <text:p text:style-name="P2"/>
      <text:p text:style-name="P4">zad4.</text:p>
      <text:p text:style-name="P4">HMM:</text:p>
      <text:p text:style-name="P4">Stwórzmy słownik D, w którym kluczem będzie słowo w 'lowercase'. Każdy klucz wskazuje na nowy słownik słow, którym odpowiada dane "unormowane" słowo. Np. "Polski" ma klucz "polski" i wskazuje na słownik z "Polski", "polski" (może też "POLSKI"). Każde z tych słów przechowuje ilość swoich wystąpień w korpusie.</text:p>
      <text:p text:style-name="P4">Stanami w tym zadaniu będą rzeczyiwste słowa, a obserwacjami kolejne podane (potencjalnie zle) wyrazy.</text:p>
      <text:p text:style-name="P4">Tablica przejsc ma postac:</text:p>
      <text:p text:style-name="P3">$a_{ij}$ = $P(j | i)$, gdzie P wyliczamy z korpusu statystykami bigramowymi</text:p>
      <text:p text:style-name="P4">natomiast tablica z emisją:</text:p>
      <text:p text:style-name="P3">b_{ik}$ = P(i | k), gdzie P wyliczamy na podstawie ilości wystąpień stanu <text:span text:style-name="T2">"</text:span>i<text:span text:style-name="T2">"</text:span> w słowniku<text:span text:style-name="T2"> D</text:span> o kluczu<text:span text:style-name="T2"> k.</text:span></text:p>
      <text:p text:style-name="P4">Alternatywnie:</text:p>
      <text:p text:style-name="P4">Ciągi słów pisane wielką literą traktujemy jako potencjalne nazwy własne. Następnie na podstawie ilości wystąpień takich ciągów w całym korpusie (i jakie mają litery) decydujemy, czy to faktycznie jest nazwa własna, czy nie. (Np. jeśli takich ciągów jest 1.5 więcej niż pisanych małą literą to jest nazwa własna)</text:p>
      <text:p text:style-name="P4">Porównanie:</text:p>
      <text:p text:style-name="P5"><text:span text:style-name="T2">Problem z nazwami własnymi w HMM. Alternatywna metoda (przy dużym korpusie) bez problemu uzna "Polski Związek Piłki Nożnej" jako nazwę własną, natomiast HMM </text:span><text:span text:style-name="T3">może (z racji, że "piłki" i "nożnej" raczej przyćmi ilości wystąpień "Piłki", "Nożnej") zwrócić <text:s/></text:span><text:span text:style-name="T2">Polski Związek</text:span><text:span text:style-name="T3"> piłki nożnej.</text:span></text:p>
      <text:p text:style-name="P5"/>
      <text:p text:style-name="P6">zad5.</text:p>
      <text:p text:style-name="P6">metoda przedstawiona na wykładzie:</text:p>
      <text:p text:style-name="P6">$b_{ijk}$ = $P(O_t = k| X_t = s_i, X_{t+1} = s_j)$</text:p>
      <text:p text:style-name="P7">Możemy pomyśleć, że każdy węzeł będzie połączony krawędzią z ostatnim i w ten sposób zależny od stanu ostatniego węzła.<text:span text:style-name="T4"> Wtedy gdy stan końcowy to s_K, a ilość stanów to k:</text:span></text:p>
      <text:p text:style-name="P7">$b_{ijk}$ = $P(O_t = k| X_t = s_i, X_{<text:span text:style-name="T5">k</text:span>} = s_K)$</text:p>
      <text:p text:style-name="P7"/>
      <text:p text:style-name="P14">Przykladowo:</text:p>
      <text:p text:style-name="P14">gdy chcielibysmy okreslic <text:span text:style-name="T7">stan (rodzaj kostki) w wynikach z kasyna, to gdybysmy wiedzieli ze gdy ostatni stan to kostka falszywa lub prawdziwa, mogloby to wplynac na prawdopodobienstwo emisji obserwacji k (wyniku rzutu) </text:span></text:p>
      <text:p text:style-name="P14"/>
      <text:p text:style-name="P13">$b_{ik}$ = $P(O_t = k| X_t = s_i)$</text:p>
      <text:p text:style-name="P7"/>
      <text:p text:style-name="P8">zad6.</text:p>
      <text:p text:style-name="P8"><text:soft-page-break/>![](https://i.imgur.com/aDyumSH.png)</text:p>
      <text:p text:style-name="P8"/>
      <text:p text:style-name="P8">Czyli klasyfikujemy zaobserwowane cechy do jakiejś klasy. Korzystając z twierdzenia Bayesa możemy wyznaczyć w prosty sposób klasę, która maksymalizuje licznik.</text:p>
      <text:p text:style-name="P8"/>
      <text:p text:style-name="P8"/>
      <text:p text:style-name="P8"/>
      <text:p text:style-name="P8">(Ropatrujemy tylko klasyfikacje rzeczowników, które są w przypadku mianownik/biernik)</text:p>
      <text:p text:style-name="P8"/>
      <text:p text:style-name="P8">W naszym zadaniu cechami mogłyby być:</text:p>
      <text:p text:style-name="P8"><text:s/>pozycja słowa w zdaniu</text:p>
      <text:p text:style-name="P8">pozycja czasownika</text:p>
      <text:p text:style-name="P8">wystąpienie przyimka bezpośrednio przed rzeczownikiem (np. na, nad, po, w, przez)</text:p>
      <text:p text:style-name="P8"/>
      <text:p text:style-name="P8">Klasami byłyby przypadki (mianownik, biernik) rzeczownika.</text:p>
      <text:p text:style-name="P8"/>
      <text:p text:style-name="P9">zad7.</text:p>
      <text:p text:style-name="P8">Tu szukam zdań: https://pl.wikipedia.org/wiki/Jak_zwyczajny</text:p>
      <text:p text:style-name="P8">* jak (we wszystkich przykładach myślę o zwierzęciu)</text:p>
      <text:p text:style-name="P8"><text:s text:c="4"/>* (rozwazamy - jaki) Jaki są roślinożerne.</text:p>
      <text:p text:style-name="P8"><text:s text:c="9"/>Jeśli słowo na pozycji +1 jest czasownikiem w w liczbie mnogiej to: tag = (rzeczownik liczba mnoga)</text:p>
      <text:p text:style-name="P8"><text:s text:c="4"/>* (rozwazamy - jak) Jak zwyczajny – gatunek dużego ssaka z rodziny wołowatych</text:p>
      <text:p text:style-name="P8"><text:s text:c="4"/>Jeśli słowo na pozycji +1 to przymiotnik i slowo na pozycji +2 to nie rzeczownik: tag = (rzeczownik)</text:p>
      <text:p text:style-name="P8"><text:s text:c="4"/>* (rozwazamy - jak) Współcześnie dziki jak występuje w rozproszonych grupach na Wyżynie Tybetańskiej.</text:p>
      <text:p text:style-name="P8"><text:s text:c="4"/>Jeśli słowo na pozycji -1 to przymiotnik a slowo na +1 pozycji to czasownik to: tag = (rzeczownik)</text:p>
      <text:p text:style-name="P8"><text:s text:c="4"/></text:p>
      <text:p text:style-name="P8">https://pl.wiktionary.org/wiki/miał <text:s text:c="3"/></text:p>
      <text:p text:style-name="P8">* (miał)</text:p>
      <text:p text:style-name="P8"><text:s text:c="4"/>* Olej opałowy jest drogi, więc kupię piec na miał.</text:p>
      <text:p text:style-name="P8"><text:s text:c="4"/>Jeśli słowo na pozycji -2 to rzeczownik a na pozycji -1 to "na" : tag = (rzeczownik)</text:p>
      <text:p text:style-name="P8"><text:s text:c="4"/>* W tym roku miał jest tańszy niż w poprzednim.</text:p>
      <text:p text:style-name="P8"><text:s text:c="4"/>Jeśli słowo na pozycji +1 to czasownik i sufix[pozycja + 1] != "ć" tag = (rzeczownik)</text:p>
      <text:p text:style-name="P8"><text:s text:c="4"/>* Jak wybierać miał węglowy?</text:p>
      <text:p text:style-name="P8"><text:s text:c="4"/>Jeśli słowo na pozycji +-1 = "węglowy" tag = (rzeczownik)</text:p>
      <text:p text:style-name="P8"/>
      <text:p text:style-name="P9">zad8.</text:p>
      <text:p text:style-name="P9">* Możemy zastosować inny tager do bazowego otagowania korpusu zamiast unigramowego, przykładowo:</text:p>
      <text:p text:style-name="P9"><text:s text:c="4"/>* <text:span text:style-name="T6">tager wykorzystujący HMM (obserwacja to słowa, stany to tagi)</text:span></text:p>
      <text:p text:style-name="P9"><text:s text:c="4"/>* tager bigramow<text:span text:style-name="T6">y</text:span></text:p>
      <text:p text:style-name="P9"/>
      <text:p text:style-name="P11">zad9.</text:p>
      <text:p text:style-name="P11">Zauważmy, że gdy rozpatrujemy naszą regułę z tagami ($t_1$, $t_2$, $t_3$, $t_4$), to mamy implikację, że jeśli ($t_1$, $t_2$, $t_3$) to przypisz $t_4$.</text:p>
      <text:p text:style-name="P11"/>
      <text:p text:style-name="P11">Łatwo zauważyć, że $t_4$ w takim razie może przyjąć tylko jedną wartośc. Gdyby tak nie było, to jedną regułą przypisywalibyśmy więcej niż jeden tag co dawałoby sprzeczne reguły.</text:p>
      <text:p text:style-name="P11"/>
      <text:p text:style-name="P11"><text:soft-page-break/>Zatem przestrzeń możliwych reguł będzie nie większa niż $n^3$, gdzie $n$ to liczba tagó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1:26:32.960644653</meta:creation-date>
    <meta:editing-duration>PT53M11S</meta:editing-duration>
    <meta:editing-cycles>10</meta:editing-cycles>
    <meta:generator>LibreOffice/6.4.6.2$Linux_X86_64 LibreOffice_project/40$Build-2</meta:generator>
    <dc:date>2020-12-16T15:55:40.361681578</dc:date>
    <meta:document-statistic meta:table-count="0" meta:image-count="0" meta:object-count="0" meta:page-count="3" meta:paragraph-count="63" meta:word-count="731" meta:character-count="4795" meta:non-whitespace-character-count="4050"/>
  </office:meta>
</office:document-meta>
</file>